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fo:font-size="16pt" style:font-size-asian="16pt" style:font-size-complex="16pt"/>
    </style:style>
    <style:style style:name="P2" style:family="paragraph" style:parent-style-name="Title" style:master-page-name="Standard">
      <style:paragraph-properties style:page-number="1"/>
      <style:text-properties fo:font-size="20pt" officeooo:rsid="001668fa" officeooo:paragraph-rsid="001668fa" style:font-size-asian="20pt" style:font-size-complex="20pt"/>
    </style:style>
    <style:style style:name="P3" style:family="paragraph" style:parent-style-name="Standard" style:list-style-name="WWNum1">
      <style:paragraph-properties fo:margin-left="1.27cm" fo:margin-right="0cm" fo:text-indent="-0.635cm" style:auto-text-indent="false"/>
      <style:text-properties officeooo:paragraph-rsid="002f2be7"/>
    </style:style>
    <style:style style:name="P4" style:family="paragraph" style:parent-style-name="Standard" style:list-style-name="WWNum1">
      <style:text-properties style:use-window-font-color="true" loext:opacity="0%" fo:font-size="10.5pt" officeooo:paragraph-rsid="001e3b3e" fo:background-color="#ffffff" style:font-size-asian="10.5pt" style:font-size-complex="10.5pt"/>
    </style:style>
    <style:style style:name="P5" style:family="paragraph" style:parent-style-name="Standard" style:list-style-name="WWNum1">
      <style:text-properties style:use-window-font-color="true" loext:opacity="0%" fo:font-size="10.5pt" officeooo:rsid="001e3b3e" officeooo:paragraph-rsid="001e3b3e" fo:background-color="#ffffff" style:font-size-asian="10.5pt" style:font-size-complex="10.5pt"/>
    </style:style>
    <style:style style:name="P6" style:family="paragraph" style:parent-style-name="Standard" style:list-style-name="WWNum1">
      <style:text-properties style:use-window-font-color="true" loext:opacity="0%" fo:font-size="10.5pt" officeooo:rsid="002a86c5" officeooo:paragraph-rsid="002a86c5" fo:background-color="#ffffff" style:font-size-asian="10.5pt" style:font-size-complex="10.5pt"/>
    </style:style>
    <style:style style:name="P7" style:family="paragraph" style:parent-style-name="Standard" style:list-style-name="WWNum1">
      <style:text-properties style:use-window-font-color="true" loext:opacity="0%" fo:font-size="10.5pt" fo:font-style="normal" officeooo:rsid="001e3b3e" officeooo:paragraph-rsid="0026f411" fo:background-color="#ffffff" style:font-size-asian="10.5pt" style:font-style-asian="normal" style:font-size-complex="10.5pt" style:font-style-complex="normal"/>
    </style:style>
    <style:style style:name="P8" style:family="paragraph" style:parent-style-name="Standard" style:list-style-name="WWNum1">
      <style:text-properties style:use-window-font-color="true" loext:opacity="0%" fo:font-style="normal" officeooo:rsid="001c9c0b" officeooo:paragraph-rsid="0026f411" style:font-style-asian="normal" style:font-style-complex="normal"/>
    </style:style>
    <style:style style:name="P9" style:family="paragraph" style:parent-style-name="Standard" style:list-style-name="WWNum1">
      <style:text-properties style:use-window-font-color="true" loext:opacity="0%" fo:font-style="normal" officeooo:rsid="001e3b3e" officeooo:paragraph-rsid="0026f411" style:font-style-asian="normal" style:font-style-complex="normal"/>
    </style:style>
    <style:style style:name="P10" style:family="paragraph" style:parent-style-name="Standard" style:list-style-name="WWNum1">
      <style:paragraph-properties fo:margin-left="1.27cm" fo:margin-right="0cm" fo:text-indent="-0.635cm" style:auto-text-indent="false"/>
      <style:text-properties style:use-window-font-color="true" loext:opacity="0%"/>
    </style:style>
    <style:style style:name="P11" style:family="paragraph" style:parent-style-name="Standard" style:list-style-name="WWNum1">
      <style:paragraph-properties fo:margin-left="1.27cm" fo:margin-right="0cm" fo:text-indent="-0.635cm" style:auto-text-indent="false"/>
      <style:text-properties style:use-window-font-color="true" loext:opacity="0%" officeooo:rsid="001c7596" officeooo:paragraph-rsid="001c7596"/>
    </style:style>
    <style:style style:name="P12" style:family="paragraph" style:parent-style-name="Standard" style:list-style-name="WWNum1">
      <style:paragraph-properties fo:margin-left="1.27cm" fo:margin-right="0cm" fo:text-indent="-0.635cm" style:auto-text-indent="false"/>
      <style:text-properties style:use-window-font-color="true" loext:opacity="0%" officeooo:rsid="002a86c5" officeooo:paragraph-rsid="002a86c5"/>
    </style:style>
    <style:style style:name="P13" style:family="paragraph" style:parent-style-name="Standard" style:list-style-name="WWNum1">
      <style:paragraph-properties fo:margin-left="1.27cm" fo:margin-right="0cm" fo:text-indent="-0.635cm" style:auto-text-indent="false"/>
      <style:text-properties style:use-window-font-color="true" loext:opacity="0%" officeooo:rsid="002a86c5" officeooo:paragraph-rsid="002b1a72"/>
    </style:style>
    <style:style style:name="P14" style:family="paragraph" style:parent-style-name="Standard" style:list-style-name="WWNum1">
      <style:text-properties style:use-window-font-color="true" loext:opacity="0%" officeooo:rsid="001c9c0b" officeooo:paragraph-rsid="001ec48f"/>
    </style:style>
    <style:style style:name="P15" style:family="paragraph" style:parent-style-name="Standard" style:list-style-name="WWNum1">
      <style:text-properties style:use-window-font-color="true" loext:opacity="0%" officeooo:rsid="001c9c0b" officeooo:paragraph-rsid="001f2b44"/>
    </style:style>
    <style:style style:name="P16" style:family="paragraph" style:parent-style-name="Standard" style:list-style-name="WWNum1">
      <style:text-properties style:use-window-font-color="true" loext:opacity="0%" officeooo:rsid="001ec48f" officeooo:paragraph-rsid="001ec48f"/>
    </style:style>
    <style:style style:name="P17" style:family="paragraph" style:parent-style-name="Standard" style:list-style-name="WWNum1">
      <style:text-properties style:use-window-font-color="true" loext:opacity="0%" officeooo:rsid="001ec48f" officeooo:paragraph-rsid="0023cb99"/>
    </style:style>
    <style:style style:name="P18" style:family="paragraph" style:parent-style-name="Standard" style:list-style-name="WWNum1">
      <style:text-properties style:use-window-font-color="true" loext:opacity="0%" officeooo:rsid="002069b9" officeooo:paragraph-rsid="002069b9"/>
    </style:style>
    <style:style style:name="P19" style:family="paragraph" style:parent-style-name="Standard">
      <style:paragraph-properties fo:margin-left="1.27cm" fo:margin-right="0cm" fo:text-indent="-0.635cm" style:auto-text-indent="false"/>
      <style:text-properties officeooo:paragraph-rsid="002f2be7"/>
    </style:style>
    <style:style style:name="P20" style:family="paragraph" style:parent-style-name="Standard" style:list-style-name="WWNum1" style:master-page-name="">
      <loext:graphic-properties draw:fill="none"/>
      <style:paragraph-properties fo:margin-left="0cm" fo:margin-right="0cm" fo:margin-top="0cm" fo:margin-bottom="0cm" style:contextual-spacing="true" fo:line-height="115%" fo:text-indent="-0.6cm" style:auto-text-indent="false" style:page-number="auto" fo:background-color="transparent"/>
      <style:text-properties officeooo:paragraph-rsid="002f2be7"/>
    </style:style>
    <style:style style:name="T1" style:family="text">
      <style:text-properties officeooo:rsid="0018fe60"/>
    </style:style>
    <style:style style:name="T2" style:family="text">
      <style:text-properties officeooo:rsid="001a2107"/>
    </style:style>
    <style:style style:name="T3" style:family="text">
      <style:text-properties officeooo:rsid="001e3b3e"/>
    </style:style>
    <style:style style:name="T4" style:family="text">
      <style:text-properties officeooo:rsid="001c9c0b"/>
    </style:style>
    <style:style style:name="T5" style:family="text">
      <style:text-properties officeooo:rsid="001f2b44"/>
    </style:style>
    <style:style style:name="T6" style:family="text">
      <style:text-properties officeooo:rsid="0020c367"/>
    </style:style>
    <style:style style:name="T7" style:family="text">
      <style:text-properties fo:font-weight="bold" officeooo:rsid="0020c367" style:font-weight-asian="bold" style:font-weight-complex="bold"/>
    </style:style>
    <style:style style:name="T8" style:family="text">
      <style:text-properties officeooo:rsid="0023cb99"/>
    </style:style>
    <style:style style:name="T9" style:family="text">
      <style:text-properties officeooo:rsid="002633eb"/>
    </style:style>
    <style:style style:name="T10" style:family="text">
      <style:text-properties officeooo:rsid="0026f411"/>
    </style:style>
    <style:style style:name="T11" style:family="text">
      <style:text-properties officeooo:rsid="002b1a72"/>
    </style:style>
    <style:style style:name="T12" style:family="text">
      <style:text-properties officeooo:rsid="002b4c0b"/>
    </style:style>
    <style:style style:name="T13" style:family="text">
      <style:text-properties style:use-window-font-color="true" loext:opacity="0%" officeooo:rsid="001c9c0b"/>
    </style:style>
    <style:style style:name="T14" style:family="text">
      <style:text-properties style:use-window-font-color="true" loext:opacity="0%" fo:font-weight="bold" officeooo:rsid="001c9c0b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Инжењеринг <text:span text:style-name="T9">правних </text:span>докумената</text:p>
      <text:p text:style-name="P1"><text:bookmark text:name="_xwropl2szewy"/>Смернице за читање</text:p>
      <text:list text:style-name="WWNum1">
        <text:list-item>
          <text:p text:style-name="P4">Шта је правни акт?</text:p>
        </text:list-item>
        <text:list-item>
          <text:p text:style-name="P5">Шта је општи правни акт (пропис)?</text:p>
        </text:list-item>
        <text:list-item>
          <text:p text:style-name="P6">Који су типови прописа?</text:p>
        </text:list-item>
        <text:list-item>
          <text:p text:style-name="P8">Шта је преамбула <text:span text:style-name="T10">прописа</text:span>?</text:p>
        </text:list-item>
        <text:list-item>
          <text:p text:style-name="P9">Шта садржу уводни део прописа?</text:p>
        </text:list-item>
        <text:list-item>
          <text:p text:style-name="P9">Шта садржи главни део прописа?</text:p>
        </text:list-item>
        <text:list-item>
          <text:p text:style-name="P9">Шта садржи завршни део прописа?</text:p>
        </text:list-item>
        <text:list-item>
          <text:p text:style-name="P7">Шта су прилози <text:span text:style-name="T10">прописа</text:span>?</text:p>
        </text:list-item>
        <text:list-item>
          <text:p text:style-name="P10"><text:span text:style-name="T1">Која је основна класификациона јединица прописа</text:span>?</text:p>
        </text:list-item>
        <text:list-item>
          <text:p text:style-name="P11">Које су <text:span text:style-name="T3">шире класификационе јединице </text:span>прописа?</text:p>
        </text:list-item>
        <text:list-item>
          <text:p text:style-name="P11">Које су уже <text:span text:style-name="T3">класификационе јединице</text:span> прописа?</text:p>
        </text:list-item>
        <text:list-item>
          <text:p text:style-name="P11">Како се <text:span text:style-name="T3">упућује на </text:span><text:s/><text:span text:style-name="T3">(класификациону јединицу) </text:span>пропис?</text:p>
        </text:list-item>
        <text:list-item>
          <text:p text:style-name="P12">Шта је појединачни правни акт?</text:p>
        </text:list-item>
        <text:list-item>
          <text:p text:style-name="P12">Шта <text:span text:style-name="T11">је</text:span> пресуд<text:span text:style-name="T11">а</text:span>?</text:p>
        </text:list-item>
        <text:list-item>
          <text:p text:style-name="P12">Од којих елемената се састоји пресуда?</text:p>
        </text:list-item>
        <text:list-item>
          <text:p text:style-name="P13">Шта <text:span text:style-name="T11">је</text:span> <text:span text:style-name="T11">решење</text:span>?</text:p>
        </text:list-item>
        <text:list-item>
          <text:p text:style-name="P13">Од којих елемената се састоји <text:span text:style-name="T11">решење</text:span>?</text:p>
        </text:list-item>
        <text:list-item>
          <text:p text:style-name="P12">Шта <text:span text:style-name="T11">је</text:span> уговор?</text:p>
        </text:list-item>
        <text:list-item>
          <text:p text:style-name="P12">Од којих елемената се састоји уговор?</text:p>
        </text:list-item>
        <text:list-item>
          <text:p text:style-name="P14">Шта је Legal<text:span text:style-name="T2">Doc</text:span>ML / <text:span text:style-name="T2">Akoma Ntoso</text:span>?</text:p>
        </text:list-item>
        <text:list-item>
          <text:p text:style-name="P16">Који су принципи <text:span text:style-name="T4">LegalDocML / Akoma Ntoso?</text:span></text:p>
        </text:list-item>
        <text:list-item>
          <text:p text:style-name="P17">Од којих <text:span text:style-name="T8">слојева</text:span> се састоји правни ресурс <text:span text:style-name="T8">по LegalDocML / Akoma Ntoso</text:span>?</text:p>
        </text:list-item>
        <text:list-item>
          <text:p text:style-name="P16">Који типови правних акта могу да се представе у <text:span text:style-name="T4">LegalDocML / Akoma Ntos</text:span>o? </text:p>
        </text:list-item>
        <text:list-item>
          <text:p text:style-name="P16">Како је структуриран <text:span text:style-name="T4">LegalDocML / Akoma Ntoso </text:span>документ?</text:p>
        </text:list-item>
        <text:list-item>
          <text:p text:style-name="P15">Која својства <text:span text:style-name="T5">описују</text:span> пропис <text:span text:style-name="T5">(шта су метаподаци прописа)</text:span>?</text:p>
        </text:list-item>
        <text:list-item>
          <text:p text:style-name="P18">Шта је FRBR?</text:p>
        </text:list-item>
        <text:list-item>
          <text:p text:style-name="P3"><text:span text:style-name="T13">Која својства идентификују пропис (како се идентификује пропис)?</text:span></text:p>
        </text:list-item>
      </text:list>
      <text:p text:style-name="P19"><text:span text:style-name="T14"/></text:p>
      <text:list text:continue-numbering="true" text:style-name="WWNum1">
        <text:list-header>
          <text:p text:style-name="P20"><text:span text:style-name="T7">Напомена:</text:span><text:span text:style-name="T6"> У </text:span><text:span text:style-name="T12">уџбенику „Правна информатика“ прочитати поглавља „Увод“ и „Правни документи“. За додатне информације у </text:span><text:span text:style-name="T6">монографији „Legislative XML for the Semantic Web“ прочитати поглавље „Chapter 6: Akoma-Ntoso for Legal Documents“ </text:span>.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sr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sr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0.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dc:date>2023-10-17T09:31:50.543824811</dc:date>
    <meta:editing-duration>PT3H44M14S</meta:editing-duration>
    <meta:editing-cycles>26</meta:editing-cycles>
    <dc:creator>Стеван Гостојић</dc:creator>
    <meta:document-statistic meta:table-count="0" meta:image-count="0" meta:object-count="0" meta:page-count="1" meta:paragraph-count="30" meta:word-count="223" meta:character-count="1344" meta:non-whitespace-character-count="1176"/>
  </office:meta>
</office:document-meta>
</file>